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9D00001E6F05366773.svm"/>
  <manifest:file-entry manifest:media-type="image/png" manifest:full-path="Pictures/10000201000001A700000136F53B52EF.png"/>
  <manifest:file-entry manifest:media-type="image/png" manifest:full-path="Pictures/10000201000001A7000001364B5D6A71.png"/>
  <manifest:file-entry manifest:media-type="image/png" manifest:full-path="Pictures/10000201000001A700000136407F3846.png"/>
  <manifest:file-entry manifest:media-type="image/png" manifest:full-path="Pictures/10000201000001A700000136E272D4EF.png"/>
  <manifest:file-entry manifest:media-type="image/png" manifest:full-path="Pictures/10000201000001A7000001360828D2AB.png"/>
  <manifest:file-entry manifest:media-type="image/png" manifest:full-path="Pictures/10000201000001A7000001360C71B960.png"/>
  <manifest:file-entry manifest:media-type="image/png" manifest:full-path="Pictures/10000201000001A700000136AC1C598F.png"/>
  <manifest:file-entry manifest:media-type="image/png" manifest:full-path="Pictures/10000201000001A700000136BD7C1BED.png"/>
  <manifest:file-entry manifest:media-type="image/png" manifest:full-path="Pictures/10000201000001A700000136137426AD.png"/>
  <manifest:file-entry manifest:media-type="image/png" manifest:full-path="Pictures/10000201000001A700000136879891FA.png"/>
  <manifest:file-entry manifest:media-type="image/png" manifest:full-path="Pictures/10000201000001A700000136077FC864.png"/>
  <manifest:file-entry manifest:media-type="image/png" manifest:full-path="Pictures/10000201000001A700000136A64B353E.png"/>
  <manifest:file-entry manifest:media-type="image/png" manifest:full-path="Pictures/10000201000001A7000001362E55059B.png"/>
  <manifest:file-entry manifest:media-type="" manifest:full-path="Pictures/200000070000299D00001E6FF3D1331D.svm"/>
  <manifest:file-entry manifest:media-type="image/png" manifest:full-path="Pictures/10000201000001A7000001366E728A15.png"/>
  <manifest:file-entry manifest:media-type="image/png" manifest:full-path="Pictures/10000201000001A7000001363865F88C.png"/>
  <manifest:file-entry manifest:media-type="image/png" manifest:full-path="Pictures/10000201000001A700000136D0F7794B.png"/>
  <manifest:file-entry manifest:media-type="image/png" manifest:full-path="Pictures/10000201000001A700000136B36D64F5.png"/>
  <manifest:file-entry manifest:media-type="image/png" manifest:full-path="Pictures/10000201000001A700000136FE27F94E.png"/>
  <manifest:file-entry manifest:media-type="image/png" manifest:full-path="Pictures/10000201000001A700000136C5293A68.png"/>
  <manifest:file-entry manifest:media-type="image/png" manifest:full-path="Pictures/10000201000001A700000136156C4E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3" style:list-style-name=""/>
    <style:style style:name="P5" style:family="paragraph" style:parent-style-name="Heading_20_3">
      <style:paragraph-properties fo:break-before="page"/>
    </style:style>
    <style:style style:name="T1" style:family="text">
      <style:text-properties style:text-line-through-style="soli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/text:span><text:span text:style-name="T1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2E55059B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137426AD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A64B353E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FE27F94E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BD7C1BED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156C4E27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D0F7794B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077FC864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407F3846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4B5D6A71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B36D64F5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0828D2AB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4" text:outline-level="3"/>
      <text:h text:style-name="P5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F53B52EF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879891F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AC1C598F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C5293A68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3865F88C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E272D4E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05366773.svm" xlink:type="simple" xlink:show="embed" xlink:actuate="onLoad"/></draw:frame>Illustration <text:sequence text:ref-name="refIllustration20" text:name="Illustration" text:formula="ooow:Illustration+1" style:num-format="1">21</text:sequence>: <text:s/>Full run 500 for params def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6E728A15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0C71B960.png" xlink:type="simple" xlink:show="embed" xlink:actuate="onLoad"/></draw:frame>Illustration <text:sequence text:ref-name="refIllustration18" text:name="Illustration" text:formula="ooow:Illustration+1" style:num-format="1">19</text:sequence>: Nc = 344 nRL 5 nBF 2</text:p></draw:text-box></draw:frame></text:p>
      <text:p text:style-name="P3"><draw:frame draw:style-name="fr2" draw:name="Frame22" text:anchor-type="paragraph" svg:x="1.199cm" svg:y="0.397cm" svg:width="10.652cm" draw:z-index="42"><draw:text-box fo:min-height="7.791cm"><text:p text:style-name="Illustration"><draw:frame draw:style-name="fr8" draw:name="graphics2" text:anchor-type="paragraph" svg:width="10.652cm" svg:height="7.791cm" style:rel-height="scale" draw:z-index="43"><draw:image xlink:href="Pictures/200000070000299D00001E6FF3D1331D.svm" xlink:type="simple" xlink:show="embed" xlink:actuate="onLoad"/></draw:frame>Illustration <text:sequence text:ref-name="refIllustration21" text:name="Illustration" text:formula="ooow:Illustration+1" style:num-format="1">22</text:sequence>: Params def, Nc = 20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5T23:11:59.129298000</meta:creation-date>
    <dc:date>2018-11-29T00:50:08.75</dc:date>
    <meta:editing-duration>PT1H19M3S</meta:editing-duration>
    <meta:editing-cycles>58</meta:editing-cycles>
    <meta:generator>OpenOffice/4.1.5$Win32 OpenOffice.org_project/415m1$Build-9789</meta:generator>
    <meta:document-statistic meta:table-count="0" meta:image-count="22" meta:object-count="0" meta:page-count="8" meta:paragraph-count="108" meta:word-count="709" meta:character-count="3805"/>
  </office:meta>
</office:document-meta>
</file>